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/>
          <table:table-cell table:style-name="ce1">
            <draw:frame draw:z-index="1" draw:id="id0" draw:style-name="a0" draw:name="Graphique 1" svg:x="0.55208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.45" table:style-name="ce1">
            <text:p>4.45</text:p>
          </table:table-cell>
          <table:table-cell table:number-columns-repeated="16382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4.17" table:style-name="ce1">
            <text:p>4.17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4.03" table:style-name="ce1">
            <text:p>4.03</text:p>
          </table:table-cell>
          <table:table-cell table:number-columns-repeated="16382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3.95" table:style-name="ce1">
            <text:p>3.9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75" table:style-name="ce1">
            <text:p>2.75</text:p>
          </table:table-cell>
          <table:table-cell table:number-columns-repeated="16382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61*10^(-3)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">
            <draw:frame draw:z-index="2" draw:id="id1" draw:style-name="a1" draw:name="Graphique 2" svg:x="0.32292in" svg:y="0.19271in" svg:width="5in" svg:height="2.791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1">
            <draw:frame draw:z-index="3" draw:id="id2" draw:style-name="a2" draw:name="Graphique 3" svg:x="0.11979in" svg:y="0.0677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V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o</text:p>
          </table:table-cell>
          <table:table-cell table:number-columns-repeated="16381" table:style-name="ce1"/>
        </table:table-row>
        <table:table-row table:style-name="ro1">
          <table:table-cell office:value-type="float" office:value="3.62" table:style-name="ce1">
            <text:p>3.62</text:p>
          </table:table-cell>
          <table:table-cell office:value-type="float" office:value="12600" table:formula="of:=12.6*(10^(3))" table:style-name="ce1">
            <text:p>12600</text:p>
          </table:table-cell>
          <table:table-cell office:value-type="float" office:value="2.8730158730158731E-4" table:formula="of:=[.A21]/[.B21]" table:style-name="ce2">
            <text:p>2.87E-04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21000" table:style-name="ce1">
            <text:p>21000</text:p>
          </table:table-cell>
          <table:table-cell office:value-type="float" office:value="1.7619047619047619E-4" table:formula="of:=[.A22]/[.B22]" table:style-name="ce2">
            <text:p>1.76E-04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71" table:style-name="ce1">
            <text:p>3.71</text:p>
          </table:table-cell>
          <table:table-cell office:value-type="float" office:value="12700" table:style-name="ce1">
            <text:p>12700</text:p>
          </table:table-cell>
          <table:table-cell office:value-type="float" office:value="2.9212598425196851E-4" table:formula="of:=[.A23]/[.B23]" table:style-name="ce2">
            <text:p>2.92E-04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85" table:style-name="ce1">
            <text:p>3.85</text:p>
          </table:table-cell>
          <table:table-cell office:value-type="float" office:value="16800" table:style-name="ce1">
            <text:p>16800</text:p>
          </table:table-cell>
          <table:table-cell office:value-type="float" office:value="2.2916666666666666E-4" table:formula="of:=[.A24]/[.B24]" table:style-name="ce2">
            <text:p>2.29E-04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95" table:style-name="ce1">
            <text:p>3.95</text:p>
          </table:table-cell>
          <table:table-cell office:value-type="float" office:value="18800" table:style-name="ce1">
            <text:p>18800</text:p>
          </table:table-cell>
          <table:table-cell office:value-type="float" office:value="2.1010638297872341E-4" table:formula="of:=[.A25]/[.B25]" table:style-name="ce2">
            <text:p>2.10E-04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100" table:style-name="ce1">
            <text:p>1100</text:p>
          </table:table-cell>
          <table:table-cell office:value-type="float" office:value="2.3636363636363636E-4" table:formula="of:=[.A26]/[.B26]" table:style-name="ce2">
            <text:p>2.36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style-name="ro1">
          <table:table-cell office:value-type="float" office:value="0.32" table:style-name="ce1">
            <text:p>0.32</text:p>
          </table:table-cell>
          <table:table-cell office:value-type="float" office:value="670" table:style-name="ce1">
            <text:p>670</text:p>
          </table:table-cell>
          <table:table-cell office:value-type="float" office:value="4.7761194029850748E-4" table:formula="of:=[.A27]/[.B27]" table:style-name="ce2">
            <text:p>4.78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style-name="ro1">
          <table:table-cell office:value-type="float" office:value="0.32" table:style-name="ce1">
            <text:p>0.32</text:p>
          </table:table-cell>
          <table:table-cell office:value-type="float" office:value="1000" table:style-name="ce1">
            <text:p>1000</text:p>
          </table:table-cell>
          <table:table-cell office:value-type="float" office:value="3.2000000000000003E-4" table:formula="of:=[.A28]/[.B28]" table:style-name="ce2">
            <text:p>3.20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style-name="ro1">
          <table:table-cell office:value-type="float" office:value="0.32900000000000001" table:style-name="ce1">
            <text:p>0.329</text:p>
          </table:table-cell>
          <table:table-cell office:value-type="float" office:value="800" table:style-name="ce1">
            <text:p>800</text:p>
          </table:table-cell>
          <table:table-cell office:value-type="float" office:value="4.1124999999999999E-4" table:formula="of:=[.A29]/[.B29]" table:style-name="ce2">
            <text:p>4.11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/>
          <table:table-cell table:style-name="ce1">
            <draw:frame draw:z-index="1" draw:id="id3" draw:style-name="a3" draw:name="Graphique 1" svg:x="0.55208in" svg:y="0.09896in" svg:width="5in" svg:height="2.7916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">
            <draw:frame draw:z-index="2" draw:id="id4" draw:style-name="a4" draw:name="Graphique 2" svg:x="0.32292in" svg:y="0.19271in" svg:width="5in" svg:height="2.583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1">
            <draw:frame draw:z-index="3" draw:id="id5" draw:style-name="a5" draw:name="Graphique 3" svg:x="0.11979in" svg:y="0.06771in" svg:width="5in" svg:height="2.791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V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o</text:p>
          </table:table-cell>
          <table:table-cell table:number-columns-repeated="16381" table:style-name="ce1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680" table:style-name="ce1">
            <text:p>680</text:p>
          </table:table-cell>
          <table:table-cell office:value-type="float" office:value="4.1176470588235288E-3" table:formula="of:=[.A20]/[.B20]" table:style-name="ce2">
            <text:p>4.12E-03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800" table:style-name="ce1">
            <text:p>800</text:p>
          </table:table-cell>
          <table:table-cell office:value-type="float" office:value="3.875E-3" table:formula="of:=[.A21]/[.B21]" table:style-name="ce2">
            <text:p>3.88E-03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1000" table:style-name="ce1">
            <text:p>1000</text:p>
          </table:table-cell>
          <table:table-cell office:value-type="float" office:value="3.3999999999999998E-3" table:formula="of:=[.A22]/[.B22]" table:style-name="ce2">
            <text:p>3.40E-03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200" table:style-name="ce1">
            <text:p>1200</text:p>
          </table:table-cell>
          <table:table-cell office:value-type="float" office:value="3.0000000000000001E-3" table:formula="of:=[.A23]/[.B23]" table:style-name="ce2">
            <text:p>3.00E-03</text:p>
          </table:table-cell>
          <table:table-cell office:value-type="string" table:style-name="ce1">
            <text:p>VIL</text:p>
          </table:table-cell>
          <table:table-cell table:number-columns-repeated="16380"/>
        </table:table-row>
        <table:table-row table:style-name="ro1">
          <table:table-cell office:value-type="float" office:value="0.156" table:style-name="ce1">
            <text:p>0.156</text:p>
          </table:table-cell>
          <table:table-cell office:value-type="float" office:value="680" table:style-name="ce1">
            <text:p>680</text:p>
          </table:table-cell>
          <table:table-cell office:value-type="float" office:value="2.2941176470588236E-4" table:formula="of:=[.A24]/[.B24]" table:style-name="ce2">
            <text:p>2.29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200" table:style-name="ce1">
            <text:p>1200</text:p>
          </table:table-cell>
          <table:table-cell office:value-type="float" office:value="5.0000000000000001E-4" table:formula="of:=[.A25]/[.B25]" table:style-name="ce2">
            <text:p>5.00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1000" table:style-name="ce1">
            <text:p>1000</text:p>
          </table:table-cell>
          <table:table-cell office:value-type="float" office:value="8.0000000000000004E-4" table:formula="of:=[.A26]/[.B26]" table:style-name="ce2">
            <text:p>8.00E-04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style-name="ro1">
          <table:table-cell office:value-type="float" office:value="0.98" table:style-name="ce1">
            <text:p>0.98</text:p>
          </table:table-cell>
          <table:table-cell office:value-type="float" office:value="800" table:style-name="ce1">
            <text:p>800</text:p>
          </table:table-cell>
          <table:table-cell office:value-type="float" office:value="1.225E-3" table:formula="of:=[.A27]/[.B27]" table:style-name="ce2">
            <text:p>1.23E-03</text:p>
          </table:table-cell>
          <table:table-cell office:value-type="string" table:style-name="ce1">
            <text:p>VIH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Feuil1.A26:Feuil1.B29" table:contains-header="false">
          <table:sort>
            <table:sort-by table:field-number="0"/>
          </table:sort>
        </table:database-range>
        <table:database-range table:target-range-address="Feuil2.A20:Feuil2.B23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Nicolas Burtin</meta:initial-creator>
    <dc:creator>Nicolas Burtin</dc:creator>
    <meta:creation-date>2021-11-24T08:21:43Z</meta:creation-date>
    <dc:date>2021-11-24T10:18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outpu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nput</text:p>
            </chart:title>
            <chart:categories table:cell-range-address="Feuil1.$A$2:.$A$14"/>
          </chart:axis>
          <chart:axis chart:dimension="y" chart:name="primary-y" chart:style-name="Axs1">
            <chart:title chart:style-name="AT01">
              <text:p text:style-name="a2" text:class-names="" text:cond-style-name="">output</text:p>
            </chart:title>
            <chart:grid chart:class="major" chart:style-name="GMa1"/>
          </chart:axis>
          <chart:series chart:label-cell-address="Feuil1.$B$1" chart:values-cell-range-address="Feuil1.$B$2:.$B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0pt" svg:width="360.0pt" chart:style-name="Crt0">
        <chart:title chart:style-name="CT00">
          <text:p text:style-name="a0" text:class-names="" text:cond-style-name="">VIL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o</text:p>
            </chart:title>
            <chart:categories table:cell-range-address="Feuil1.$C$21:.$C$25"/>
          </chart:axis>
          <chart:axis chart:dimension="y" chart:name="primary-y" chart:style-name="Axs1">
            <chart:title chart:style-name="AT01">
              <text:p text:style-name="a2" text:class-names="" text:cond-style-name="">Vo</text:p>
            </chart:title>
            <chart:grid chart:class="major" chart:style-name="GMa1"/>
          </chart:axis>
          <chart:series chart:label-cell-address="Feuil1.$A$20" chart:values-cell-range-address="Feuil1.$A$21:.$A$25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Ih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o</text:p>
            </chart:title>
            <chart:categories table:cell-range-address="Feuil1.$C$26:.$C$29"/>
          </chart:axis>
          <chart:axis chart:dimension="y" chart:name="primary-y" chart:style-name="Axs1">
            <chart:title chart:style-name="AT01">
              <text:p text:style-name="a2" text:class-names="" text:cond-style-name="">Vo</text:p>
            </chart:title>
            <chart:grid chart:class="major" chart:style-name="GMa1"/>
          </chart:axis>
          <chart:series chart:label-cell-address="Feuil1.$A$20" chart:values-cell-range-address="Feuil1.$A$26:.$A$2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0pt" svg:width="360.0pt" chart:style-name="Crt0">
        <chart:title chart:style-name="CT00">
          <text:p text:style-name="a0" text:class-names="" text:cond-style-name="">outpu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nput</text:p>
            </chart:title>
            <chart:categories table:cell-range-address="Feuil2.$A$2:.$A$13"/>
          </chart:axis>
          <chart:axis chart:dimension="y" chart:name="primary-y" chart:style-name="Axs1">
            <chart:title chart:style-name="AT01">
              <text:p text:style-name="a2" text:class-names="" text:cond-style-name="">output</text:p>
            </chart:title>
            <chart:grid chart:class="major" chart:style-name="GMa1"/>
          </chart:axis>
          <chart:series chart:label-cell-address="Feuil2.$B$1" chart:values-cell-range-address="Feuil2.$B$2:.$B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86.0pt" svg:width="360.0pt" chart:style-name="Crt0">
        <chart:title chart:style-name="CT00">
          <text:p text:style-name="a0" text:class-names="" text:cond-style-name="">VIL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o</text:p>
            </chart:title>
            <chart:categories table:cell-range-address="Feuil2.$C$20:.$C$23"/>
          </chart:axis>
          <chart:axis chart:dimension="y" chart:name="primary-y" chart:style-name="Axs1">
            <chart:title chart:style-name="AT01">
              <text:p text:style-name="a2" text:class-names="" text:cond-style-name="">Vo</text:p>
            </chart:title>
            <chart:grid chart:class="major" chart:style-name="GMa1"/>
          </chart:axis>
          <chart:series chart:label-cell-address="Feuil2.$A$19" chart:values-cell-range-address="Feuil2.$A$20:.$A$23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0pt" svg:width="360.0pt" chart:style-name="Crt0">
        <chart:title chart:style-name="CT00">
          <text:p text:style-name="a0" text:class-names="" text:cond-style-name="">VIh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o</text:p>
            </chart:title>
            <chart:categories table:cell-range-address="Feuil2.$C$24:.$C$27"/>
          </chart:axis>
          <chart:axis chart:dimension="y" chart:name="primary-y" chart:style-name="Axs1">
            <chart:title chart:style-name="AT01">
              <text:p text:style-name="a2" text:class-names="" text:cond-style-name="">Vo</text:p>
            </chart:title>
            <chart:grid chart:class="major" chart:style-name="GMa1"/>
          </chart:axis>
          <chart:series chart:label-cell-address="Feuil2.$A$19" chart:values-cell-range-address="Feuil2.$A$24:.$A$27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